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ru" fo:country="RU" officeooo:rsid="005c67e1" officeooo:paragraph-rsid="0064bdc7"/>
    </style:style>
    <style:style style:name="P2" style:family="paragraph" style:parent-style-name="Heading">
      <style:text-properties fo:language="ru" fo:country="RU" officeooo:rsid="0064bdc7"/>
    </style:style>
    <style:style style:name="P3" style:family="paragraph" style:parent-style-name="Text_20_body">
      <style:text-properties fo:language="ru" fo:country="RU" officeooo:rsid="0065c01d" officeooo:paragraph-rsid="0065c01d"/>
    </style:style>
    <style:style style:name="P4" style:family="paragraph" style:parent-style-name="Text_20_body">
      <style:text-properties fo:language="ru" fo:country="RU" officeooo:rsid="0062be4c" officeooo:paragraph-rsid="0062be4c"/>
    </style:style>
    <style:style style:name="P5" style:family="paragraph" style:parent-style-name="Text_20_body">
      <style:text-properties fo:language="ru" fo:country="RU" officeooo:rsid="006694a7" officeooo:paragraph-rsid="00699818"/>
    </style:style>
    <style:style style:name="P6" style:family="paragraph" style:parent-style-name="Text_20_body">
      <style:text-properties fo:language="ru" fo:country="RU" officeooo:rsid="006b73bd" officeooo:paragraph-rsid="006b73bd"/>
    </style:style>
    <style:style style:name="P7" style:family="paragraph" style:parent-style-name="Text_20_body">
      <style:text-properties fo:language="ru" fo:country="RU" officeooo:rsid="006cd79e" officeooo:paragraph-rsid="006cd79e"/>
    </style:style>
    <style:style style:name="P8" style:family="paragraph" style:parent-style-name="Text_20_body">
      <style:text-properties fo:language="ru" fo:country="RU" officeooo:rsid="007196a1" officeooo:paragraph-rsid="0073262a"/>
    </style:style>
    <style:style style:name="P9" style:family="paragraph" style:parent-style-name="Text_20_body">
      <style:text-properties fo:language="ru" fo:country="RU" officeooo:rsid="00757b76" officeooo:paragraph-rsid="00757b76"/>
    </style:style>
    <style:style style:name="P10" style:family="paragraph" style:parent-style-name="Text_20_body">
      <style:text-properties officeooo:rsid="00674793" officeooo:paragraph-rsid="00674793"/>
    </style:style>
    <style:style style:name="P11" style:family="paragraph" style:parent-style-name="Text_20_body">
      <style:text-properties officeooo:paragraph-rsid="006f38cf"/>
    </style:style>
    <style:style style:name="P12" style:family="paragraph" style:parent-style-name="Text_20_body">
      <style:text-properties officeooo:rsid="006fa758" officeooo:paragraph-rsid="007004bd"/>
    </style:style>
    <style:style style:name="P13" style:family="paragraph" style:parent-style-name="Text_20_body">
      <style:text-properties officeooo:rsid="007004bd" officeooo:paragraph-rsid="007004bd"/>
    </style:style>
    <style:style style:name="P14" style:family="paragraph" style:parent-style-name="Text_20_body">
      <style:text-properties officeooo:rsid="0074b444" officeooo:paragraph-rsid="0074b444"/>
    </style:style>
    <style:style style:name="P15" style:family="paragraph" style:parent-style-name="Heading_20_1">
      <style:text-properties fo:language="ru" fo:country="RU" officeooo:rsid="0064bdc7" officeooo:paragraph-rsid="001973c6"/>
    </style:style>
    <style:style style:name="P16" style:family="paragraph" style:parent-style-name="Heading_20_3">
      <style:text-properties fo:language="ru" fo:country="RU" officeooo:rsid="006a253a" officeooo:paragraph-rsid="00414418"/>
    </style:style>
    <style:style style:name="P17" style:family="paragraph" style:parent-style-name="Heading_20_3">
      <style:text-properties fo:language="ru" fo:country="RU" officeooo:rsid="0065c01d" officeooo:paragraph-rsid="0058aa45"/>
    </style:style>
    <style:style style:name="P18" style:family="paragraph" style:parent-style-name="Heading_20_3">
      <style:text-properties fo:language="ru" fo:country="RU" officeooo:rsid="0065c01d" officeooo:paragraph-rsid="0065c01d"/>
    </style:style>
    <style:style style:name="P19" style:family="paragraph" style:parent-style-name="Heading_20_3">
      <style:text-properties fo:language="ru" fo:country="RU" officeooo:rsid="0065c01d" officeooo:paragraph-rsid="0077e29f"/>
    </style:style>
    <style:style style:name="P20" style:family="paragraph" style:parent-style-name="Heading_20_3">
      <style:text-properties fo:language="ru" fo:country="RU" officeooo:rsid="0062a270" officeooo:paragraph-rsid="0062a270"/>
    </style:style>
    <style:style style:name="P21" style:family="paragraph" style:parent-style-name="Text_20_body">
      <style:text-properties fo:language="ru" fo:country="RU" officeooo:rsid="007196a1" officeooo:paragraph-rsid="007ab394"/>
    </style:style>
    <style:style style:name="P22" style:family="paragraph" style:parent-style-name="Text_20_body">
      <style:text-properties officeooo:paragraph-rsid="0077e29f"/>
    </style:style>
    <style:style style:name="P23" style:family="paragraph" style:parent-style-name="Text_20_body" style:list-style-name="L19">
      <style:text-properties officeooo:paragraph-rsid="0077e29f"/>
    </style:style>
    <style:style style:name="P24" style:family="paragraph" style:parent-style-name="Text_20_body" style:list-style-name="L19">
      <style:text-properties officeooo:paragraph-rsid="007937cf"/>
    </style:style>
    <style:style style:name="P25" style:family="paragraph" style:parent-style-name="Text_20_body">
      <style:text-properties officeooo:paragraph-rsid="007937cf"/>
    </style:style>
    <style:style style:name="P26" style:family="paragraph" style:parent-style-name="Text_20_body">
      <style:text-properties officeooo:rsid="007937cf" officeooo:paragraph-rsid="007937c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64bdc7"/>
    </style:style>
    <style:style style:name="T3" style:family="text">
      <style:text-properties fo:language="ru" fo:country="RU" officeooo:rsid="0067fc44"/>
    </style:style>
    <style:style style:name="T4" style:family="text">
      <style:text-properties fo:language="ru" fo:country="RU" officeooo:rsid="00699818"/>
    </style:style>
    <style:style style:name="T5" style:family="text">
      <style:text-properties fo:language="ru" fo:country="RU" officeooo:rsid="006a253a"/>
    </style:style>
    <style:style style:name="T6" style:family="text">
      <style:text-properties fo:language="ru" fo:country="RU" officeooo:rsid="0065c01d"/>
    </style:style>
    <style:style style:name="T7" style:family="text">
      <style:text-properties fo:language="ru" fo:country="RU" officeooo:rsid="00757b76"/>
    </style:style>
    <style:style style:name="T8" style:family="text">
      <style:text-properties fo:language="ru" fo:country="RU" officeooo:rsid="0077e29f"/>
    </style:style>
    <style:style style:name="T9" style:family="text">
      <style:text-properties fo:language="ru" fo:country="RU" fo:font-weight="normal" officeooo:rsid="0077e29f" style:font-weight-asian="normal" style:font-weight-complex="normal"/>
    </style:style>
    <style:style style:name="T10" style:family="text">
      <style:text-properties fo:language="ru" fo:country="RU" fo:font-weight="normal" officeooo:rsid="007937cf" style:font-weight-asian="normal" style:font-weight-complex="normal"/>
    </style:style>
    <style:style style:name="T11" style:family="text">
      <style:text-properties fo:language="ru" fo:country="RU" fo:font-weight="normal" officeooo:rsid="007ab394" style:font-weight-asian="normal" style:font-weight-complex="normal"/>
    </style:style>
    <style:style style:name="T12" style:family="text">
      <style:text-properties officeooo:rsid="0053a0cf"/>
    </style:style>
    <style:style style:name="T13" style:family="text">
      <style:text-properties officeooo:rsid="0064bdc7"/>
    </style:style>
    <style:style style:name="T14" style:family="text">
      <style:text-properties officeooo:rsid="0065c01d"/>
    </style:style>
    <style:style style:name="T15" style:family="text">
      <style:text-properties officeooo:rsid="00674793"/>
    </style:style>
    <style:style style:name="T16" style:family="text">
      <style:text-properties officeooo:rsid="00699818"/>
    </style:style>
    <style:style style:name="T17" style:family="text">
      <style:text-properties officeooo:rsid="006a253a"/>
    </style:style>
    <style:style style:name="T18" style:family="text">
      <style:text-properties officeooo:rsid="006b9ee6"/>
    </style:style>
    <style:style style:name="T19" style:family="text">
      <style:text-properties officeooo:rsid="006c8b89"/>
    </style:style>
    <style:style style:name="T20" style:family="text">
      <style:text-properties officeooo:rsid="006e5ae5"/>
    </style:style>
    <style:style style:name="T21" style:family="text">
      <style:text-properties officeooo:rsid="006f38cf"/>
    </style:style>
    <style:style style:name="T22" style:family="text">
      <style:text-properties officeooo:rsid="006fa758"/>
    </style:style>
    <style:style style:name="T23" style:family="text">
      <style:text-properties officeooo:rsid="007004bd"/>
    </style:style>
    <style:style style:name="T24" style:family="text">
      <style:text-properties officeooo:rsid="0073262a"/>
    </style:style>
    <style:style style:name="T25" style:family="text">
      <style:text-properties officeooo:rsid="00735408"/>
    </style:style>
    <style:style style:name="T26" style:family="text">
      <style:text-properties officeooo:rsid="0074b444"/>
    </style:style>
    <style:style style:name="T27" style:family="text">
      <style:text-properties officeooo:rsid="00757b76"/>
    </style:style>
    <style:style style:name="T28" style:family="text">
      <style:text-properties officeooo:rsid="0077e29f"/>
    </style:style>
    <style:style style:name="T29" style:family="text">
      <style:text-properties fo:font-weight="normal" officeooo:rsid="0077e29f" style:font-weight-asian="normal" style:font-weight-complex="normal"/>
    </style:style>
    <style:style style:name="T30" style:family="text">
      <style:text-properties fo:font-weight="normal" officeooo:rsid="007ab394" style:font-weight-asian="normal" style:font-weight-complex="normal"/>
    </style:style>
    <style:style style:name="T31" style:family="text">
      <style:text-properties officeooo:rsid="007ab39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Знак бесконечност<text:span text:style-name="T17">ь</text:span>: как развиваются <text:span text:style-name="T15">выбранные</text:span> восьмы<text:span text:style-name="T15">ми игроки</text:span></text:h>
      <text:p text:style-name="P2">Егора Дёмина выбрали под восьмым номером на драфте-2025. Что это<text:span text:style-name="T14">т факт</text:span> говорит о его карьерных перспективах?</text:p>
      <text:p text:style-name="P5">Первый сезон после перехода во взрослый спорт, тем более дебют в НБА, - сложный и тр<text:span text:style-name="T26">у</text:span>днопрогнозируемый период для спортсмена. Т.к. требует адаптации к новому уровню физической борьбы и скорости принятия решений. Кто-то адаптируется почти мгновенно, у кого-то на это уходят годы в статусе «молодого, подающего надежды игрока» (<text:span text:style-name="T16">сокращено</text:span> «<text:span text:style-name="T16">я</text:span>буселе»). Не знаю как это делают букмекеры, но я бы для предсказания статистики первого сезона смотрел бы на похожие случаи (<text:a xlink:type="simple" xlink:href="https://en.wikipedia.org/wiki/Reference_class_forecasting" text:style-name="Internet_20_link" text:visited-style-name="Visited_20_Internet_20_Link">https://en.wikipedia.org/wiki/Reference_class_forecasting</text:a>), т. е. на тех, кого выбирали под похожими пиками до этого. <text:s/></text:p>
      <text:h text:style-name="P16" text:outline-level="3">Мне крайне важен твой рост</text:h>
      <text:p text:style-name="P10"><text:span text:style-name="T2">Д</text:span><text:span text:style-name="T1">ля начала </text:span><text:span text:style-name="T4">сравним физические данные</text:span><text:span text:style-name="T1"> игроков, </text:span><text:span text:style-name="T4">которых</text:span><text:span text:style-name="T1"> выбирали </text:span><text:span text:style-name="T5">на драфтах НБА </text:span><text:span text:style-name="T1">восьмыми, </text:span><text:span text:style-name="T3">начиная примерно с года </text:span><text:span text:style-name="T1">вы</text:span><text:span text:style-name="T3">хода</text:span><text:span text:style-name="T1"> трек</text:span><text:span text:style-name="T3">а, попавшего в</text:span><text:span text:style-name="T1"> заголов</text:span><text:span text:style-name="T3">ок</text:span><text:span text:style-name="T1">. </text:span></text:p>
      <text:p text:style-name="P1"><text:span text:style-name="T12">(</text:span><text:bookmark-start text:name="__DdeLink__84_1719538101"/><text:span text:style-name="T12">01_</text:span><text:span text:style-name="T13">anthro</text:span><text:span text:style-name="T12">.png</text:span><text:bookmark-end text:name="__DdeLink__84_1719538101"/><text:span text:style-name="T12">)<text:line-break/></text:span><text:span text:style-name="T18">Данные взяты с драфт-комбайна (кроме игроков со звёздочкой) — </text:span><text:span text:style-name="T19">они точнее, потому что роста измеряется без обуви, например. Из-за этого может быть расхождение с официальным профайлом игрока, где могут быть приписки. <text:s text:c="2"/></text:span></text:p>
      <text:p text:style-name="P6"><text:span text:style-name="T18">Терренс Росс и Дайсон Дениелс</text:span> слиплись — схожие данные не мешают им выполнять совершенно разные роли на площадке.</text:p>
      <text:p text:style-name="P7">Егор — с запасом самый высокий защитник, выбранный под восьмым номером на драфте. </text:p>
      <text:h text:style-name="P17" text:outline-level="3">Дебютный сезон — комом</text:h>
      <text:p text:style-name="P11">Отсечка — 17.01.2026, 35 игр Дёмина и почти ровно середина сезона: <text:span text:style-name="T20">у Бруклина к этому моменту 39 игр, а у Атланты — 44. </text:span><text:span text:style-name="T21">Чтобы не мельчить с отдельными матчами, объединим их в условные «недели»</text:span><text:span text:style-name="T20"> — </text:span><text:span text:style-name="T21">блоки по 4 игры. </text:span><text:span text:style-name="T22">Чтобы посмотреть динамику первого сезона Егора, построим график его среднего количества минут на каждой «неделе». Для сравнения нарисуем несколько игроков и добавим «ящик с усами». Он помогает понять, в каких пределах варьируется статистика для всех первых сезонов восьмых номеров драфта (в выборке их 25 штук).</text:span><text:span text:style-name="T21"> <text:s text:c="2"/></text:span></text:p>
      <text:p text:style-name="P3">(<text:bookmark-start text:name="__DdeLink__86_1719538101"/>02_1st_minutes<text:bookmark-end text:name="__DdeLink__86_1719538101"/>.png)</text:p>
      <text:p text:style-name="P12">Видно, что Франц Вагнер <text:span text:style-name="T23">(набор 2021 года)</text:span> времени получал почти всегда больше всех других восьмых пиков, а Роб Диллингэм <text:span text:style-name="T23">(2024)</text:span> — наоборот, меньше всех. Егор Дёмин не на самой вершине тут, но заметно выше среднего. Значит,<text:line-break/>1) тренер ему доверяет и уровень его игры это доверие не подрывает<text:line-break/>2) у команды есть простор для заигрывания новичков.<text:line-break/><text:span text:style-name="T23">Такого простора не было и сейчас нет у Миннесоты, вот и довольствуется </text:span>Диллингэм <text:span text:style-name="T23">крохами игрового времени. </text:span></text:p>
      <text:p text:style-name="P13"><text:soft-page-break/>Ну а Вагнер — это на 100% сын маминой подруги. Ещё лучше это заметно на аналогичном графике, но построенном для набранных очков:</text:p>
      <text:p text:style-name="P3">(<text:bookmark-start text:name="__DdeLink__88_1719538101"/>03_1st_points_v1<text:bookmark-end text:name="__DdeLink__88_1719538101"/>.png)</text:p>
      <text:p text:style-name="P21">Франц довольно стабильно приносил своей команде около 15 очков по<text:span text:style-name="T24">ч</text:span>ти каждый матч. Надёжно, но почти без всплесков. Зато один восьмой номер в своём дебютном сезоне устроил огого какой всплеск — Колин Секстон (2018) набрал 23, 28, 27 и 25 очков в 4 играх 17ого блока по нашему неделеисчислению. <text:span text:style-name="T31">Не зря он </text:span><text:span text:style-name="Strong_20_Emphasis"><text:span text:style-name="T29">записан в лотерейные удачи драфта Рахоном</text:span></text:span><text:span text:style-name="Strong_20_Emphasis"><text:span text:style-name="T30">.</text:span></text:span></text:p>
      <text:p text:style-name="P8"><text:span text:style-name="T24">Свой мини-взрыв результативности уже один раз случился и у Дёмина. Но он, хотя и здесь входит в топ в рамках нашей выборки, пока отличается большой нестабильнос</text:span><text:span text:style-name="T25">т</text:span><text:span text:style-name="T24">ью.</text:span></text:p>
      <text:p text:style-name="P3">(<text:bookmark-start text:name="__DdeLink__90_1719538101"/>04_1st_points_v2.<text:bookmark-end text:name="__DdeLink__90_1719538101"/>png)<text:line-break/><text:span text:style-name="T25">(менее дёрганных график, где усреднение идёт не по одному блоку, а по всем играм вплоть до этого блока так, что в конце получается средняя результативность за весь сезон)</text:span></text:p>
      <text:h text:style-name="P18" text:outline-level="3">Первая пятилетка</text:h>
      <text:p text:style-name="P14"><text:span text:style-name="T6">А</text:span><text:span text:style-name="T1">даптация к НБА на первом сезоне почти никогда не заканчивается, а для многих только начинается. Если в дебютн</text:span><text:span text:style-name="T7">ые</text:span><text:span text:style-name="T1"> год</text:span><text:span text:style-name="T7">-два</text:span><text:span text:style-name="T1"> больше смотрят «а что ты вообще умеешь?», то ближе к концу </text:span><text:span text:style-name="T7">3го — началу 4го года </text:span><text:span text:style-name="T1">контракта новичка клубу нужно принять два решения:<text:line-break/>1. продлевать ли контракт</text:span><text:span text:style-name="T7">, т. е. </text:span><text:span text:style-name="T1">полезен ли </text:span><text:span text:style-name="T7">этот игрок на уровне лиги в целом</text:span></text:p>
      <text:p text:style-name="P14">2. на какую сумму, <text:span text:style-name="T27">т. е. какую роль и нагрузку конкретный клуб готов возложить на игрока.</text:span></text:p>
      <text:p text:style-name="P3">(<text:bookmark-start text:name="__DdeLink__178_2807297717"/>05_5year_minutes<text:bookmark-end text:name="__DdeLink__178_2807297717"/>.png)</text:p>
      <text:p text:style-name="P9">Если второй год даёт в среднем больше минут с похожим разбросом, то далее уже этот разброс сильно увеличивается: кто-то прочно оседает на дальнем конце скамейки, а кто-то становится незаменимым игроком основы. Как например Руди Гэй, который в своём 4ом и 5ом сезонах играл по 39 минут за игру. <text:s/></text:p>
      <text:p text:style-name="P3">(<text:bookmark-start text:name="__DdeLink__180_2807297717"/>06_5year_points<text:bookmark-end text:name="__DdeLink__180_2807297717"/>.png)</text:p>
      <text:p text:style-name="P9">И чем дальше по контракту новичка, тем меньше минуты достаются просто так. Нужно заслужить их действиями на площадке. Хотя некоторые думают, что логическая стрелка тут действует в обратную сторону. </text:p>
      <text:h text:style-name="P19" text:outline-level="3">Что было дальше, <text:span text:style-name="T28">но раньше</text:span></text:h>
      <text:p text:style-name="P22"><text:span text:style-name="T8">А вот каких достижений добивались игроки, выбранные восьмыми, в предыдущую эпоху:</text:span></text:p>
      <text:list xml:id="list2414657036" text:style-name="L19">
        <text:list-item>
          <text:p text:style-name="P23"><text:span text:style-name="Strong_20_Emphasis"><text:span text:style-name="T9">2000 — Джамал Кроуфорд: 3-кратный лучший шестой игрок (2010, 2014, 2016)</text:span></text:span></text:p>
        </text:list-item>
        <text:list-item>
          <text:p text:style-name="P23"><text:span text:style-name="Strong_20_Emphasis"><text:span text:style-name="T9">1993 — Вин Бейкер: 4 МВЗ (1995–1998) + Первая сборная новичков (1994)</text:span></text:span></text:p>
        </text:list-item>
        <text:list-item>
          <text:p text:style-name="P24"><text:span text:style-name="Strong_20_Emphasis"><text:span text:style-name="T9">1986 — Рон Харпер: 5-кратный чемпион НБА («Чикаго Буллз»: 1996, 1997, 1998, «Лос-Анджелес Лейкерс»: 2000, 2001)</text:span></text:span></text:p>
        </text:list-item>
        <text:list-item>
          <text:p text:style-name="P24"><text:span text:style-name="Strong_20_Emphasis"><text:span text:style-name="T9">1985 — Детлеф Шремпф: 3 МВЗ (1993, 1995, 1997) + 2-кратный лучший шестой (1991, 1992)</text:span></text:span></text:p>
        </text:list-item>
        <text:list-item>
          <text:p text:style-name="P24"><text:soft-page-break/><text:span text:style-name="Strong_20_Emphasis"><text:span text:style-name="T9">1981 — Том Чемберс: 4 МВЗ (1987, 1989–1991) и даже MVP одного из них (1987 — вы только посмотрите его состав (</text:span></text:span><text:a xlink:type="simple" xlink:href="https://en.wikipedia.org/wiki/1987_NBA_All-Star_Game" text:style-name="Internet_20_link" text:visited-style-name="Visited_20_Internet_20_Link"><text:span text:style-name="Strong_20_Emphasis"><text:span text:style-name="T9">https://en.wikipedia.org/wiki/1987_NBA_All-Star_Game</text:span></text:span></text:a><text:span text:style-name="Strong_20_Emphasis"><text:span text:style-name="T9">)!)</text:span></text:span></text:p>
        </text:list-item>
        <text:list-item>
          <text:p text:style-name="P24"><text:span text:style-name="Strong_20_Emphasis"><text:span text:style-name="T9">1977 — Джек Сикма: Чемпион НБА (1979, «Сиэтл Суперсоникс») + 7 МВЗ + Первая сборная новичков + Зал славы баскетбола</text:span></text:span></text:p>
        </text:list-item>
        <text:list-item>
          <text:p text:style-name="P24"><text:span text:style-name="Strong_20_Emphasis"><text:span text:style-name="T9">1976 — Роберт Пэриш: 4-кратный чемпион («Бостон Селтикс») + 9 МВЗ + Зал славы баскетбола </text:span></text:span></text:p>
        </text:list-item>
        <text:list-item>
          <text:p text:style-name="P24"><text:span text:style-name="Strong_20_Emphasis"><text:span text:style-name="T9">1970 — Джефф Петри: лучший новичок (1971) + 2 МВЗ + 2-кратный лучший генеральный менеджер <text:s/>(1999, 2001</text:span></text:span><text:span text:style-name="Strong_20_Emphasis"><text:span text:style-name="T10">,</text:span></text:span><text:span text:style-name="Strong_20_Emphasis"><text:span text:style-name="T9"> </text:span></text:span><text:span text:style-name="Strong_20_Emphasis"><text:span text:style-name="T10">мифически-легендарные «Сакраменто»</text:span></text:span><text:span text:style-name="Strong_20_Emphasis"><text:span text:style-name="T9">)</text:span></text:span></text:p>
        </text:list-item>
      </text:list>
      <text:p text:style-name="P25"><text:span text:style-name="Strong_20_Emphasis"><text:span text:style-name="T10">Можно смело сказать, для 8го пика нет пределов.</text:span></text:span></text:p>
      <text:h text:style-name="P20" text:outline-level="3">Бонус</text:h>
      <text:p text:style-name="P26"><text:span text:style-name="T1">Статья была бы не полной без уникальной статистической линейки про Дёмина. Так вот, Егор — пока (на 17.01.2026) единственный восьмой пик за последние 25 лет с более чем двумя трёхочковыми попаданиями и 0.9 перехвата в среднем за игру. К концу сезона, надеюсь, он сделает эту линейку более целостной. <text:s text:c="2"/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2:45:07.021986664</meta:creation-date>
    <dc:date>2026-01-31T18:40:00.834601524</dc:date>
    <meta:editing-duration>P1DT14H3M34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3" meta:paragraph-count="37" meta:word-count="834" meta:character-count="5508" meta:non-whitespace-character-count="4681"/>
  </office:meta>
</office:document-meta>
</file>